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80000002828D90B5533202815.png" manifest:media-type="image/png"/>
  <manifest:file-entry manifest:full-path="Pictures/1003FAEC00001E940000041BD4847ECE90F22CBA.emf" manifest:media-type="image/x-emf"/>
  <manifest:file-entry manifest:full-path="Pictures/10000001000004B00000025856717B33A4D11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3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6" style:family="paragraph" style:parent-style-name="Encabezado3">
      <style:paragraph-properties fo:text-align="center" style:justify-single-word="false"/>
    </style:style>
    <style:style style:name="P7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8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9" style:family="paragraph" style:parent-style-name="Heading_20_1" style:list-style-name="">
      <style:paragraph-properties fo:margin-left="0.762cm" fo:margin-right="0cm" fo:text-indent="-0.762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10" style:family="paragraph" style:parent-style-name="Heading_20_1" style:list-style-name="WWNum2">
      <style:paragraph-properties fo:margin-left="1cm" fo:margin-right="0cm" fo:text-indent="-0.635cm" style:auto-text-indent="false"/>
    </style:style>
    <style:style style:name="P11" style:family="paragraph" style:parent-style-name="List_20_Paragraph" style:list-style-name="WWNum12">
      <style:paragraph-properties fo:margin-left="1.501cm" fo:margin-right="0cm" fo:text-align="justify" style:justify-single-word="false" fo:text-indent="-0.635cm" style:auto-text-indent="false"/>
    </style:style>
    <style:style style:name="P12" style:family="paragraph" style:parent-style-name="Normal_20__28_Web_29_">
      <style:paragraph-properties fo:margin-top="0cm" fo:margin-bottom="0.21cm" style:contextual-spacing="false"/>
    </style:style>
    <style:style style:name="P13" style:family="paragraph" style:parent-style-name="Normal_20__28_Web_29_">
      <style:paragraph-properties fo:margin-top="0cm" fo:margin-bottom="0cm" style:contextual-spacing="false"/>
    </style:style>
    <style:style style:name="P14" style:family="paragraph" style:parent-style-name="Normal_20__28_Web_29_">
      <style:paragraph-properties fo:margin-top="0cm" fo:margin-bottom="0cm" style:contextual-spacing="false" fo:orphans="0" fo:widows="0"/>
    </style:style>
    <style:style style:name="P15" style:family="paragraph" style:parent-style-name="Normal_20__28_Web_29_">
      <style:paragraph-properties fo:margin-top="0cm" fo:margin-bottom="0.21cm" style:contextual-spacing="false" fo:orphans="0" fo:widows="0"/>
    </style:style>
    <style:style style:name="P16" style:family="paragraph" style:parent-style-name="Normal_20__28_Web_29_" style:list-style-name="WWNum2">
      <style:paragraph-properties fo:margin-left="1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17" style:family="paragraph" style:parent-style-name="Normal_20__28_Web_29_" style:list-style-name="WWNum6">
      <style:paragraph-properties fo:margin-top="0.494cm" fo:margin-bottom="0.494cm" style:contextual-spacing="false" fo:text-align="justify" style:justify-single-word="false"/>
    </style:style>
    <style:style style:name="P18" style:family="paragraph" style:parent-style-name="Normal_20__28_Web_29_" style:list-style-name="WWNum6">
      <style:paragraph-properties fo:margin-top="0.494cm" fo:margin-bottom="0cm" style:contextual-spacing="false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Normal_20__28_Web_29_" style:list-style-name="WWNum2">
      <style:paragraph-properties fo:margin-left="1cm" fo:margin-right="0cm" fo:margin-top="0cm" fo:margin-bottom="0.212cm" style:contextual-spacing="false" fo:text-indent="-0.63cm" style:auto-text-indent="false"/>
    </style:style>
    <style:style style:name="P20" style:family="paragraph" style:parent-style-name="Standard">
      <style:paragraph-properties fo:margin-top="0.85cm" fo:margin-bottom="0.42cm" style:contextual-spacing="false" style:line-height-at-least="0.531cm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f8f8f2" loext:opacity="100%" style:font-name="Droid Sans Mono" fo:font-size="10.5pt" fo:font-weight="normal" fo:background-color="#282a36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f8f8f2" loext:opacity="100%" style:font-name="Droid Sans Mono" fo:font-size="10.5pt" fo:font-weight="normal" officeooo:rsid="0019ae03" officeooo:paragraph-rsid="0019ae03" fo:background-color="#282a36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6272a4" loext:opacity="100%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6272a4" loext:opacity="100%" officeooo:paragraph-rsid="0019ae03"/>
    </style:style>
    <style:style style:name="P28" style:family="paragraph" style:parent-style-name="Standard">
      <style:paragraph-properties fo:margin-top="0cm" fo:margin-bottom="0cm" style:contextual-spacing="false" style:line-height-at-least="0.503cm"/>
      <style:text-properties fo:color="#6272a4" loext:opacity="100%" style:font-name="Droid Sans Mono" fo:font-size="10.5pt" fo:font-weight="normal" fo:background-color="#282a36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6272a4" loext:opacity="100%" officeooo:rsid="0019ae03" officeooo:paragraph-rsid="0019ae03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fo:color="#ff79c6" loext:opacity="100%" style:font-name="Droid Sans Mono" fo:font-size="10.5pt" fo:font-weight="normal" fo:background-color="#282a36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ff79c6" loext:opacity="100%" style:font-name="Droid Sans Mono" fo:font-size="10.5pt" fo:font-weight="normal" fo:background-color="#282a36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color="#ff79c6" loext:opacity="100%" style:font-name="Droid Sans Mono" fo:font-size="10.5pt" fo:font-weight="normal" officeooo:paragraph-rsid="0019ae03" fo:background-color="#282a36"/>
    </style:style>
    <style:style style:name="P33" style:family="paragraph" style:parent-style-name="Standard">
      <style:paragraph-properties fo:margin-top="0cm" fo:margin-bottom="0cm" style:contextual-spacing="false" style:line-height-at-least="0.503cm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1602c7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7" style:family="text">
      <style:text-properties style:font-name="Arial" fo:font-size="12pt" fo:font-weight="normal" style:letter-kerning="true" style:font-name-asian="LiberationSans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9" style:family="text">
      <style:text-properties style:font-name="Arial" fo:font-size="12pt" style:letter-kerning="true" style:font-name-asian="LiberationSans" style:font-size-asian="12pt" style:font-name-complex="Arial1" style:font-size-complex="12pt" style:font-weight-complex="bold"/>
    </style:style>
    <style:style style:name="T10" style:family="text">
      <style:text-properties style:font-name="Arial" fo:font-size="12pt" officeooo:rsid="0019ae03" style:letter-kerning="true" style:font-name-asian="LiberationSans" style:font-size-asian="12pt" style:font-name-complex="Arial1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/>
    </style:style>
    <style:style style:name="T13" style:family="text">
      <style:text-properties style:font-name="Arial" fo:font-size="12pt" fo:font-style="italic" style:letter-kerning="true" style:font-name-asian="LiberationSans" style:font-size-asian="12pt" style:font-style-asian="italic" style:font-name-complex="Arial1" style:font-size-complex="12pt"/>
    </style:style>
    <style:style style:name="T14" style:family="text">
      <style:text-properties style:font-name="Arial" fo:font-size="16pt" style:font-size-asian="16pt" style:font-name-complex="Arial1" style:font-size-complex="16pt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font-size="11pt" style:font-size-asian="11pt" style:font-name-complex="Arial1" style:font-size-complex="11pt"/>
    </style:style>
    <style:style style:name="T17" style:family="text">
      <style:text-properties style:font-name="Arial" fo:font-size="14pt" style:font-size-asian="14pt" style:font-name-complex="Arial1" style:font-size-complex="14pt"/>
    </style:style>
    <style:style style:name="T18" style:family="text">
      <style:text-properties fo:color="#000000" loext:opacity="100%" style:font-name="Arial" fo:font-size="8pt" style:font-size-asian="8pt" style:font-name-complex="Arial1" style:font-size-complex="8pt"/>
    </style:style>
    <style:style style:name="T19" style:family="text">
      <style:text-properties fo:font-size="11pt" style:font-size-asian="11pt" style:font-name-complex="Arial1" style:font-weight-complex="bold"/>
    </style:style>
    <style:style style:name="T20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T21" style:family="text">
      <style:text-properties fo:color="#ff79c6" loext:opacity="100%"/>
    </style:style>
    <style:style style:name="T22" style:family="text">
      <style:text-properties fo:color="#ff79c6" loext:opacity="100%" style:font-name="Arial" fo:font-size="12pt" style:letter-kerning="true" style:font-name-asian="LiberationSans" style:font-size-asian="12pt" style:font-name-complex="Arial1" style:font-size-complex="12pt"/>
    </style:style>
    <style:style style:name="T23" style:family="text">
      <style:text-properties fo:color="#50fa7b" loext:opacity="100%"/>
    </style:style>
    <style:style style:name="T24" style:family="text">
      <style:text-properties fo:color="#8be9fd" loext:opacity="100%"/>
    </style:style>
    <style:style style:name="T25" style:family="text">
      <style:text-properties fo:color="#e9f284" loext:opacity="100%"/>
    </style:style>
    <style:style style:name="T26" style:family="text">
      <style:text-properties fo:color="#f1fa8c" loext:opacity="100%"/>
    </style:style>
    <style:style style:name="T27" style:family="text">
      <style:text-properties fo:color="#bd93f9" loext:opacity="100%"/>
    </style:style>
    <style:style style:name="T28" style:family="text">
      <style:text-properties fo:color="#6272a4" loext:opacity="100%" style:font-name="Arial" fo:font-size="12pt" officeooo:rsid="0019ae03" style:letter-kerning="true" style:font-name-asian="LiberationSans" style:font-size-asian="12pt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style:run-through="background" draw:wrap-influence-on-position="once-concurrent" loext:allow-overlap="tru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style:run-through="background" draw:wrap-influence-on-position="once-concurrent" loext:allow-overlap="true"/>
    </style:style>
    <style:style style:name="gr5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style:run-through="backgroun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9">A6. Pp2.2.- Implantar, Administrar i Adapta Gestors de Contingut. WordPress.</text:span><text:span text:style-name="T19"/></text:p>
      <text:p text:style-name="P20"><text:span text:style-name="T4">Nom alumne:___</text:span><text:span text:style-name="T5">Nil Massó</text:span><text:span text:style-name="T4">_______________________________________</text:span><text:span text:style-name="T14"/></text:p>
      <text:h text:style-name="P7" text:outline-level="1"><text:span text:style-name="T14">OBJECTIU</text:span><text:span text:style-name="T15"/></text:h>
      <text:list text:style-name="WWNum6">
        <text:list-item>
          <text:p text:style-name="P17"><text:span text:style-name="T16">Valora l’ús i utilitat dels gestors de continguts. </text:span><text:span text:style-name="T16"/></text:p>
        </text:list-item>
        <text:list-item>
          <text:p text:style-name="P17"><text:span text:style-name="T16">Classifica segons la funcionalitat principal del lloc web que permeten gestionar.</text:span><text:span text:style-name="T16"/></text:p>
        </text:list-item>
        <text:list-item>
          <text:p text:style-name="P17"><text:span text:style-name="T16">Instal·la diferents tipus de gestors de continguts.</text:span><text:span text:style-name="T16"/></text:p>
        </text:list-item>
        <text:list-item>
          <text:p text:style-name="P17"><text:span text:style-name="T16">Diferencia les seves característiques (ús, llicència, entre d’altres).</text:span><text:span text:style-name="T16"/></text:p>
        </text:list-item>
        <text:list-item>
          <text:p text:style-name="P17"><text:span text:style-name="T16">Personalitza i configura els gestors de continguts.</text:span><text:span text:style-name="T16"/></text:p>
        </text:list-item>
        <text:list-item>
          <text:p text:style-name="P17"><text:span text:style-name="T16">Activa i configura els mecanismes de seguretat proporcionats pels mateixos gestors de continguts.</text:span><text:span text:style-name="T16"/></text:p>
        </text:list-item>
        <text:list-item>
          <text:p text:style-name="P17"><text:span text:style-name="T16">Realitza proves de funcionament.</text:span><text:span text:style-name="T16"/></text:p>
        </text:list-item>
        <text:list-item>
          <text:p text:style-name="P17"><text:span text:style-name="T16">Publica els gestors de continguts.</text:span><text:span text:style-name="T16"/></text:p>
        </text:list-item>
        <text:list-item>
          <text:p text:style-name="P17"><text:span text:style-name="T16">Adapta i configura els mòduls del gestor de continguts. </text:span><text:span text:style-name="T16"/></text:p>
        </text:list-item>
        <text:list-item>
          <text:p text:style-name="P17"><text:span text:style-name="T16">Crea i gestiona usuaris amb diferents perfils. </text:span><text:span text:style-name="T16"/></text:p>
        </text:list-item>
        <text:list-item>
          <text:p text:style-name="P17"><text:span text:style-name="T16">Integra mòduls atenent requeriments de funcionalitat. </text:span><text:span text:style-name="T16"/></text:p>
        </text:list-item>
        <text:list-item>
          <text:p text:style-name="P17"><text:span text:style-name="T16">Fa còpies de seguretat dels continguts. </text:span><text:span text:style-name="T16"/></text:p>
        </text:list-item>
        <text:list-item>
          <text:p text:style-name="P17"><text:span text:style-name="T16">Importa i exporta continguts en diferents formats. </text:span><text:span text:style-name="T16"/></text:p>
        </text:list-item>
        <text:list-item>
          <text:p text:style-name="P17"><text:span text:style-name="T16">Gestiona plantilles. </text:span><text:span text:style-name="T16"/></text:p>
        </text:list-item>
        <text:list-item>
          <text:p text:style-name="P17"><text:span text:style-name="T16">Integra funcionalitats de sindicació. </text:span><text:span text:style-name="T16"/></text:p>
        </text:list-item>
        <text:list-item>
          <text:p text:style-name="P17"><text:span text:style-name="T16">Realitza actualitzacions. </text:span><text:span text:style-name="T16"/></text:p>
        </text:list-item>
        <text:list-item>
          <text:p text:style-name="P18"><text:span text:style-name="T16">Obté informes d’accés.</text:span><text:span text:style-name="T15"/></text:p>
        </text:list-item>
      </text:list>
      <text:h text:style-name="P8" text:outline-level="1"><text:span text:style-name="T17">INSTRUCCIONS</text:span><text:span text:style-name="T17"/></text:h>
      <text:list text:style-name="WWNum2">
        <text:list-item>
          <text:p text:style-name="P19"><text:span text:style-name="T15">Llegeix amb calma que s'ha de fer abans de començar. I recorda de posar el teu nom en el lloc del document que ho sol·licita.</text:span><text:span text:style-name="T15"/></text:p>
        </text:list-item>
        <text:list-item>
          <text:p text:style-name="P16">Els caràcters XX corresponen al valor donat a l’inici de la UF pel professor</text:p>
        </text:list-item>
        <text:list-item>
          <text:h text:style-name="P10" text:outline-level="1"><text:span text:style-name="T7">Enllaços que et poden servir d’ajuda per realitzar l’activitat:</text:span><text:span text:style-name="T7"/></text:h>
        </text:list-item>
      </text:list>
      <text:p text:style-name="Text_20_body"/>
      <text:h text:style-name="P9" text:outline-level="1"><text:span text:style-name="T17">EXERCICIS</text:span><text:span text:style-name="T17"/></text:h>
      <text:p text:style-name="P21"><text:span text:style-name="T6">Exercici: </text:span><text:span text:style-name="T6"/></text:p>
      <text:p text:style-name="P21"><text:span text:style-name="T8">En aquesta activitat el </text:span><text:span text:style-name="T6">que volem és afegir una adaptació al nostre gestor de continguts, es a dir </text:span><text:span text:style-name="T11">volem afergir-hi plugins</text:span><text:span text:style-name="T8">. </text:span><text:span text:style-name="T8"/></text:p>
      <text:p text:style-name="P21"><text:span text:style-name="T8">Farem servir el </text:span><text:span text:style-name="T6">Wordpress</text:span><text:span text:style-name="T8"> que vas implementar a l’anterior exercici on hi expliques el teu projecte i li afegirem </text:span><text:span text:style-name="T6">dos pluggins propis, que farem amb PHP.</text:span><text:span text:style-name="T6"/></text:p>
      <text:p text:style-name="Standard"><text:a xlink:type="simple" xlink:href="http://www.nmcagb.cat/wp/4waegfsioulnkacms/" text:style-name="Internet_20_link" text:visited-style-name="Visited_20_Internet_20_Link">http://www.nmcagb.cat/wp/4waegfsioulnkacms/</text:a><text:span text:style-name="T6"/></text:p>
      <text:p text:style-name="P21"><text:span text:style-name="T11">Primer pluggin</text:span><text:span text:style-name="T6">: Valoració màxima</text:span><text:span text:style-name="T8">(</text:span><text:span text:style-name="T20">5.0p</text:span><text:span text:style-name="T8">)</text:span><text:span text:style-name="T6"/></text:p>
      <text:p text:style-name="P21"><text:span text:style-name="T9">En aquesta extensió es demana que aquesta ens mostri per pantalla les tasques principals que ens falten per acabar el projecte (poden ser inventades o simplement enumeracions).</text:span><text:span text:style-name="T6"> A més a més es valorarà que des del plugin es puguin anar eliminant i per tant d’aquesta manera, en restaran menys. </text:span><text:span text:style-name="T8">Per fer-ho més senzill</text:span><text:span text:style-name="T6"> </text:span><text:span text:style-name="T8">pots afegir les tasques principals, al principi, directament a la base de dades. </text:span><text:span text:style-name="T8"/></text:p>
      <text:p text:style-name="P26">No se si he acabat de entendre lo dels hooks pero tal i com ho he fet funciona. En el mateix php està inclosa la creació i emplenament de la base de dades, per tant no cal cap script sql.</text:p>
      <text:p text:style-name="P26"/>
      <text:p text:style-name="P26"/>
      <text:p text:style-name="P26"/>
      <text:p text:style-name="P26"/>
      <text:p text:style-name="P31"><text:soft-page-break/>&lt;?php</text:p>
      <text:p text:style-name="P28">/*</text:p>
      <text:p text:style-name="P28">Plugin Name: Task List</text:p>
      <text:p text:style-name="P28">Description: A plugin to display and manage project tasks</text:p>
      <text:p text:style-name="P28">Version: 1.0</text:p>
      <text:p text:style-name="P28">Author: Nil Massó</text:p>
      <text:p text:style-name="P28">*/</text:p>
      <text:p text:style-name="P33"/>
      <text:p text:style-name="P24"><text:span text:style-name="T21">function</text:span> <text:span text:style-name="T23">task_list_shortcode</text:span>() {</text:p>
      <text:p text:style-name="P24"><text:span text:style-name="T21">global</text:span> $wpdb;</text:p>
      <text:p text:style-name="P28">// Check for task deletions</text:p>
      <text:p text:style-name="P24"><text:span text:style-name="T21">if</text:span> (<text:span text:style-name="T24">isset</text:span>($_POST[<text:span text:style-name="T25">'</text:span><text:span text:style-name="T26">task</text:span><text:span text:style-name="T25">'</text:span>])) {</text:p>
      <text:p text:style-name="P24">$wpdb<text:span text:style-name="T21">-&gt;</text:span><text:span text:style-name="T23">delete</text:span>($wpdb<text:span text:style-name="T21">-&gt;</text:span>prefix <text:span text:style-name="T21">.</text:span> <text:span text:style-name="T25">'</text:span><text:span text:style-name="T26">tasks</text:span><text:span text:style-name="T25">'</text:span>, <text:span text:style-name="T24">array</text:span>(<text:span text:style-name="T25">'</text:span><text:span text:style-name="T26">task</text:span><text:span text:style-name="T25">'</text:span> <text:span text:style-name="T21">=&gt;</text:span> $_POST[<text:span text:style-name="T25">'</text:span><text:span text:style-name="T26">task</text:span><text:span text:style-name="T25">'</text:span>]));</text:p>
      <text:p text:style-name="P24">}</text:p>
      <text:p text:style-name="P28">// Get remaining tasks</text:p>
      <text:p text:style-name="P24">$tasks <text:span text:style-name="T21">=</text:span> $wpdb<text:span text:style-name="T21">-&gt;</text:span><text:span text:style-name="T23">get_results</text:span>(<text:span text:style-name="T25">"</text:span><text:span text:style-name="T21">SELECT</text:span><text:span text:style-name="T26"> task </text:span><text:span text:style-name="T21">FROM</text:span><text:span text:style-name="T26"> </text:span><text:span text:style-name="T25">"</text:span> <text:span text:style-name="T21">.</text:span> $wpdb<text:span text:style-name="T21">-&gt;</text:span>prefix <text:span text:style-name="T21">.</text:span> <text:span text:style-name="T25">"</text:span><text:span text:style-name="T26">tasks</text:span><text:span text:style-name="T25">"</text:span>);</text:p>
      <text:p text:style-name="P28">// Display task list</text:p>
      <text:p text:style-name="P24">$output <text:span text:style-name="T21">=</text:span> <text:span text:style-name="T25">'</text:span><text:span text:style-name="T26">&lt;h2&gt;Task List&lt;/h2&gt;</text:span><text:span text:style-name="T25">'</text:span>;</text:p>
      <text:p text:style-name="P24">$output <text:span text:style-name="T21">.=</text:span> <text:span text:style-name="T25">'</text:span><text:span text:style-name="T26">&lt;ul&gt;</text:span><text:span text:style-name="T25">'</text:span>;</text:p>
      <text:p text:style-name="P24"><text:span text:style-name="T21">foreach</text:span> ($tasks <text:span text:style-name="T21">as</text:span> $task) {</text:p>
      <text:p text:style-name="P24">$output <text:span text:style-name="T21">.=</text:span> <text:span text:style-name="T25">'</text:span><text:span text:style-name="T26">&lt;li&gt;</text:span><text:span text:style-name="T25">'</text:span> <text:span text:style-name="T21">.</text:span> $task<text:span text:style-name="T21">-&gt;</text:span>task <text:span text:style-name="T21">.</text:span> <text:span text:style-name="T25">'</text:span><text:span text:style-name="T26"> &lt;form method="post"&gt;&lt;input type="hidden" name="task" value="</text:span><text:span text:style-name="T25">'</text:span> <text:span text:style-name="T21">.</text:span> $task<text:span text:style-name="T21">-&gt;</text:span>task <text:span text:style-name="T21">.</text:span> <text:span text:style-name="T25">'</text:span><text:span text:style-name="T26">"&gt;&lt;input type="submit" value="Delete"&gt;&lt;/form&gt;&lt;/li&gt;</text:span><text:span text:style-name="T25">'</text:span>;</text:p>
      <text:p text:style-name="P24">}</text:p>
      <text:p text:style-name="P24">$output <text:span text:style-name="T21">.=</text:span> <text:span text:style-name="T25">'</text:span><text:span text:style-name="T26">&lt;/ul&gt;</text:span><text:span text:style-name="T25">'</text:span>;</text:p>
      <text:p text:style-name="P24"><text:span text:style-name="T21">return</text:span> $output;</text:p>
      <text:p text:style-name="P24">}</text:p>
      <text:p text:style-name="P24"><text:span text:style-name="T23">add_shortcode</text:span>(<text:span text:style-name="T25">'</text:span><text:span text:style-name="T26">task-list</text:span><text:span text:style-name="T25">'</text:span>,<text:span text:style-name="T23"> </text:span><text:span text:style-name="T25">'</text:span><text:span text:style-name="T26">task_list_shortcode</text:span><text:span text:style-name="T25">'</text:span>);</text:p>
      <text:p text:style-name="P33"/>
      <text:p text:style-name="P28">// Create tasks table on plugin activation</text:p>
      <text:p text:style-name="P24"><text:span text:style-name="T21">function</text:span> <text:span text:style-name="T23">task_list_activate</text:span>() {</text:p>
      <text:p text:style-name="P24"><text:span text:style-name="T21">global</text:span> $wpdb;</text:p>
      <text:p text:style-name="P24">$table_name <text:span text:style-name="T21">=</text:span> $wpdb<text:span text:style-name="T21">-&gt;</text:span>prefix <text:span text:style-name="T21">.</text:span> <text:span text:style-name="T25">'</text:span><text:span text:style-name="T26">tasks</text:span><text:span text:style-name="T25">'</text:span>;</text:p>
      <text:p text:style-name="P24">$charset_collate <text:span text:style-name="T21">=</text:span> $wpdb<text:span text:style-name="T21">-&gt;</text:span><text:span text:style-name="T23">get_charset_collate</text:span>();</text:p>
      <text:p text:style-name="P24">$sql <text:span text:style-name="T21">=</text:span> <text:span text:style-name="T25">"</text:span><text:span text:style-name="T26">CREATE TABLE </text:span><text:span text:style-name="T21">if</text:span><text:span text:style-name="T26"> </text:span><text:span text:style-name="T24">not</text:span><text:span text:style-name="T26"> exists </text:span>$table_name<text:span text:style-name="T26"> (</text:span></text:p>
      <text:p text:style-name="P24"><text:span text:style-name="T26">id mediumint(</text:span><text:span text:style-name="T27">9</text:span><text:span text:style-name="T26">) </text:span><text:span text:style-name="T21">NOT NULL</text:span><text:span text:style-name="T26"> </text:span><text:span text:style-name="T21">AUTO_INCREMENT</text:span><text:span text:style-name="T26">,</text:span></text:p>
      <text:p text:style-name="P24"><text:span text:style-name="T26">task </text:span><text:span text:style-name="T21">text</text:span><text:span text:style-name="T26"> </text:span><text:span text:style-name="T21">NOT NULL</text:span><text:span text:style-name="T26">,</text:span></text:p>
      <text:p text:style-name="P24"><text:span text:style-name="T26">end_date </text:span><text:span text:style-name="T21">date</text:span><text:span text:style-name="T26"> </text:span><text:span text:style-name="T24">DEFAULT</text:span><text:span text:style-name="T26"> '0000-00-00' </text:span><text:span text:style-name="T21">NOT NULL</text:span><text:span text:style-name="T26">,</text:span></text:p>
      <text:p text:style-name="P24"><text:span text:style-name="T21">PRIMARY KEY</text:span><text:span text:style-name="T26"> (id)</text:span></text:p>
      <text:p text:style-name="P24"><text:span text:style-name="T26">) </text:span>$charset_collate<text:span text:style-name="T26">;</text:span><text:span text:style-name="T25">"</text:span>;</text:p>
      <text:p text:style-name="P24"><text:span text:style-name="T21">require_once</text:span>(<text:span text:style-name="T27">ABSPATH</text:span> <text:span text:style-name="T21">.</text:span> <text:span text:style-name="T25">'</text:span><text:span text:style-name="T26">wp-admin/includes/upgrade.php</text:span><text:span text:style-name="T25">'</text:span>);</text:p>
      <text:p text:style-name="P24"><text:soft-page-break/><text:span text:style-name="T23">dbDelta</text:span>($sql);</text:p>
      <text:p text:style-name="P33"/>
      <text:p text:style-name="P28">// Add initial tasks to database if table is empty</text:p>
      <text:p text:style-name="P24"><text:span text:style-name="T21">if</text:span> ($wpdb<text:span text:style-name="T21">-&gt;</text:span><text:span text:style-name="T23">get_var</text:span>(<text:span text:style-name="T25">"</text:span><text:span text:style-name="T21">SELECT</text:span><text:span text:style-name="T26"> </text:span><text:span text:style-name="T24">COUNT</text:span><text:span text:style-name="T26">(</text:span><text:span text:style-name="T21">*</text:span><text:span text:style-name="T26">) </text:span><text:span text:style-name="T21">FROM</text:span><text:span text:style-name="T26"> </text:span><text:span text:style-name="T25">"</text:span> <text:span text:style-name="T21">.</text:span> $wpdb<text:span text:style-name="T21">-&gt;</text:span>prefix <text:span text:style-name="T21">.</text:span> <text:span text:style-name="T25">"</text:span><text:span text:style-name="T26">tasks</text:span><text:span text:style-name="T25">"</text:span>) <text:span text:style-name="T21">==</text:span> <text:span text:style-name="T27">0</text:span>) {</text:p>
      <text:p text:style-name="P24">$wpdb<text:span text:style-name="T21">-&gt;</text:span><text:span text:style-name="T23">insert</text:span>($wpdb<text:span text:style-name="T21">-&gt;</text:span>prefix <text:span text:style-name="T21">.</text:span> <text:span text:style-name="T25">'</text:span><text:span text:style-name="T26">tasks</text:span><text:span text:style-name="T25">'</text:span>, <text:span text:style-name="T24">array</text:span>(<text:span text:style-name="T25">'</text:span><text:span text:style-name="T26">task</text:span><text:span text:style-name="T25">'</text:span> <text:span text:style-name="T21">=&gt;</text:span> <text:span text:style-name="T25">'</text:span><text:span text:style-name="T26">Crear la base de dades</text:span><text:span text:style-name="T25">'</text:span>, <text:span text:style-name="T25">'</text:span><text:span text:style-name="T26">end_date</text:span><text:span text:style-name="T25">'</text:span> <text:span text:style-name="T21">=&gt;</text:span> <text:span text:style-name="T25">'</text:span><text:span text:style-name="T26">2023-12-01</text:span><text:span text:style-name="T25">'</text:span>));</text:p>
      <text:p text:style-name="P24">$wpdb<text:span text:style-name="T21">-&gt;</text:span><text:span text:style-name="T23">insert</text:span>($wpdb<text:span text:style-name="T21">-&gt;</text:span>prefix <text:span text:style-name="T21">.</text:span> <text:span text:style-name="T25">'</text:span><text:span text:style-name="T26">tasks</text:span><text:span text:style-name="T25">'</text:span>, <text:span text:style-name="T24">array</text:span>(<text:span text:style-name="T25">'</text:span><text:span text:style-name="T26">task</text:span><text:span text:style-name="T25">'</text:span> <text:span text:style-name="T21">=&gt;</text:span> <text:span text:style-name="T25">'</text:span><text:span text:style-name="T26">Crear el plugin</text:span><text:span text:style-name="T25">'</text:span>, <text:span text:style-name="T25">'</text:span><text:span text:style-name="T26">end_date</text:span><text:span text:style-name="T25">'</text:span> <text:span text:style-name="T21">=&gt;</text:span> <text:span text:style-name="T25">'</text:span><text:span text:style-name="T26">2023-12-02</text:span><text:span text:style-name="T25">'</text:span>));</text:p>
      <text:p text:style-name="P24">$wpdb<text:span text:style-name="T21">-&gt;</text:span><text:span text:style-name="T23">insert</text:span>($wpdb<text:span text:style-name="T21">-&gt;</text:span>prefix <text:span text:style-name="T21">.</text:span> <text:span text:style-name="T25">'</text:span><text:span text:style-name="T26">tasks</text:span><text:span text:style-name="T25">'</text:span>, <text:span text:style-name="T24">array</text:span>(<text:span text:style-name="T25">'</text:span><text:span text:style-name="T26">task</text:span><text:span text:style-name="T25">'</text:span> <text:span text:style-name="T21">=&gt;</text:span> <text:span text:style-name="T25">'</text:span><text:span text:style-name="T26">Crear la web</text:span><text:span text:style-name="T25">'</text:span>, <text:span text:style-name="T25">'</text:span><text:span text:style-name="T26">end_date</text:span><text:span text:style-name="T25">'</text:span> <text:span text:style-name="T21">=&gt;</text:span> <text:span text:style-name="T25">'</text:span><text:span text:style-name="T26">2023-12-03</text:span><text:span text:style-name="T25">'</text:span>));</text:p>
      <text:p text:style-name="P24">}</text:p>
      <text:p text:style-name="P24">}</text:p>
      <text:p text:style-name="P24"><text:span text:style-name="T23">register_activation_hook</text:span>(<text:span text:style-name="T27">__FILE__</text:span>,<text:span text:style-name="T23"> </text:span><text:span text:style-name="T25">'</text:span><text:span text:style-name="T26">task_list_activate</text:span><text:span text:style-name="T25">'</text:span>);</text:p>
      <text:p text:style-name="P24"><text:span text:style-name="T21">?&gt;</text:span></text:p>
      <text:p text:style-name="P26"/>
      <text:p text:style-name="P21"><text:span text:style-name="T11">Segon pluggin</text:span><text:span text:style-name="T6">: Valoració màxima </text:span><text:span text:style-name="T8">(</text:span><text:span text:style-name="T20">5.0p</text:span><text:span text:style-name="T8">)</text:span><text:span text:style-name="T8"/></text:p>
      <text:p text:style-name="P21"><text:span text:style-name="T9">En aquesta extensió es demana </text:span><text:span text:style-name="T6">que ens calculi el nombre d’hores que estem destinant al projecte</text:span><text:span text:style-name="T8">. </text:span><text:span text:style-name="T8"/></text:p>
      <text:p text:style-name="P21"><text:span text:style-name="T8">D’aquesta manera, </text:span><text:span text:style-name="T13">a la nova pestanya</text:span><text:span text:style-name="T8"> clicarem en un botó (</text:span><text:span text:style-name="T12">o de la manera que considereu</text:span><text:span text:style-name="T8">) per iniciar el comptatge i de nou en un botó (o com estimeu) per finalitzar-ho. </text:span><text:span text:style-name="T12">Amb això sabrem el temps de treball actual i juntament amb el que tenim acumulat (BDD) també sabem el total de temps destinat al projecte fins ara</text:span><text:span text:style-name="T8">. La manera de mostrar-ho també la deixo al teu criteri</text:span><text:span text:style-name="T6"/></text:p>
      <text:p text:style-name="P26"><text:span text:style-name="T8">Per a la web he utilitzat counter.php, l'altre ha sigut una prova de que el contador fos en temps real. En el mateix php està inclosa la creació i emplenament de la base de dades, per tant no cal cap script sql.</text:span></text:p>
      <text:p text:style-name="P27"><text:span text:style-name="T10">counter.php:</text:span></text:p>
      <text:p text:style-name="P32"><text:span text:style-name="T10">&lt;?php</text:span></text:p>
      <text:p text:style-name="P28">/*</text:p>
      <text:p text:style-name="P28">Plugin Name: Hour Counter</text:p>
      <text:p text:style-name="P28">Description: A plugin to count hours worked</text:p>
      <text:p text:style-name="P28">Version: 1.0</text:p>
      <text:p text:style-name="P28">Author: Nil Massó</text:p>
      <text:p text:style-name="P28">*/</text:p>
      <text:p text:style-name="P33"/>
      <text:p text:style-name="P24"><text:soft-page-break/><text:span text:style-name="T21">function</text:span> <text:span text:style-name="T23">hour_counter_shortcode</text:span>() {</text:p>
      <text:p text:style-name="P24"><text:span text:style-name="T21">global</text:span> $wpdb;</text:p>
      <text:p text:style-name="P28">// Get total hours from database</text:p>
      <text:p text:style-name="P24">$total_hours <text:span text:style-name="T21">=</text:span> $wpdb<text:span text:style-name="T21">-&gt;</text:span><text:span text:style-name="T23">get_var</text:span>(<text:span text:style-name="T25">"</text:span><text:span text:style-name="T21">SELECT</text:span><text:span text:style-name="T26"> total_hours </text:span><text:span text:style-name="T21">FROM</text:span><text:span text:style-name="T26"> </text:span><text:span text:style-name="T25">"</text:span> <text:span text:style-name="T21">.</text:span> $wpdb<text:span text:style-name="T21">-&gt;</text:span>prefix <text:span text:style-name="T21">.</text:span> <text:span text:style-name="T25">"</text:span><text:span text:style-name="T26">hours</text:span><text:span text:style-name="T25">"</text:span> <text:span text:style-name="T21">.</text:span> <text:span text:style-name="T25">"</text:span><text:span text:style-name="T26"> WHERE id = 1</text:span><text:span text:style-name="T25">"</text:span>);</text:p>
      <text:p text:style-name="P28">// Check for timer start and stop</text:p>
      <text:p text:style-name="P24"><text:span text:style-name="T21">if</text:span> (<text:span text:style-name="T24">isset</text:span>($_POST[<text:span text:style-name="T25">'</text:span><text:span text:style-name="T26">start</text:span><text:span text:style-name="T25">'</text:span>])) {</text:p>
      <text:p text:style-name="P24"><text:span text:style-name="T23">update_option</text:span>(<text:span text:style-name="T25">'</text:span><text:span text:style-name="T26">hour_counter_start</text:span><text:span text:style-name="T25">'</text:span>,<text:span text:style-name="T23"> </text:span><text:span text:style-name="T24">time</text:span>());</text:p>
      <text:p text:style-name="P24">} <text:span text:style-name="T21">elseif</text:span> (<text:span text:style-name="T24">isset</text:span>($_POST[<text:span text:style-name="T25">'</text:span><text:span text:style-name="T26">stop</text:span><text:span text:style-name="T25">'</text:span>])) {</text:p>
      <text:p text:style-name="P24">$start_time <text:span text:style-name="T21">=</text:span> <text:span text:style-name="T23">get_option</text:span>(<text:span text:style-name="T25">'</text:span><text:span text:style-name="T26">hour_counter_start</text:span><text:span text:style-name="T25">'</text:span>);</text:p>
      <text:p text:style-name="P24"><text:span text:style-name="T21">if</text:span> ($start_time) {</text:p>
      <text:p text:style-name="P24">$end_time <text:span text:style-name="T21">=</text:span> <text:span text:style-name="T24">time</text:span>();</text:p>
      <text:p text:style-name="P24">$hours <text:span text:style-name="T21">=</text:span> ($end_time <text:span text:style-name="T21">-</text:span> $start_time) <text:span text:style-name="T21">/</text:span> <text:span text:style-name="T27">3600</text:span>;</text:p>
      <text:p text:style-name="P24">$total_hours <text:span text:style-name="T21">+=</text:span> $hours;</text:p>
      <text:p text:style-name="P24">$wpdb<text:span text:style-name="T21">-&gt;</text:span><text:span text:style-name="T23">replace</text:span>($wpdb<text:span text:style-name="T21">-&gt;</text:span>prefix <text:span text:style-name="T21">.</text:span> <text:span text:style-name="T25">'</text:span><text:span text:style-name="T26">hours</text:span><text:span text:style-name="T25">'</text:span>, <text:span text:style-name="T24">array</text:span>(<text:span text:style-name="T25">'</text:span><text:span text:style-name="T26">total_hours</text:span><text:span text:style-name="T25">'</text:span> <text:span text:style-name="T21">=&gt;</text:span> $total_hours) <text:span text:style-name="T21">+</text:span> <text:span text:style-name="T24">array</text:span>(<text:span text:style-name="T25">'</text:span><text:span text:style-name="T26">id</text:span><text:span text:style-name="T25">'</text:span> <text:span text:style-name="T21">=&gt;</text:span> <text:span text:style-name="T27">1</text:span>));</text:p>
      <text:p text:style-name="P24"><text:span text:style-name="T23">delete_option</text:span>(<text:span text:style-name="T25">'</text:span><text:span text:style-name="T26">hour_counter_start</text:span><text:span text:style-name="T25">'</text:span>);</text:p>
      <text:p text:style-name="P24">}</text:p>
      <text:p text:style-name="P24">} </text:p>
      <text:p text:style-name="P28">// Display hour counter</text:p>
      <text:p text:style-name="P24">$output <text:span text:style-name="T21">=</text:span> <text:span text:style-name="T25">'</text:span><text:span text:style-name="T26">&lt;h2&gt;Hour Counter&lt;/h2&gt;</text:span><text:span text:style-name="T25">'</text:span>;</text:p>
      <text:p text:style-name="P24">$output <text:span text:style-name="T21">.=</text:span> <text:span text:style-name="T25">'</text:span><text:span text:style-name="T26">&lt;p&gt;Total hours: </text:span><text:span text:style-name="T25">'</text:span> <text:span text:style-name="T21">.</text:span> <text:span text:style-name="T24">number_format</text:span>($total_hours,<text:span text:style-name="T23"> </text:span><text:span text:style-name="T27">2</text:span>) <text:span text:style-name="T21">.</text:span> <text:span text:style-name="T25">'</text:span><text:span text:style-name="T26">&lt;/p&gt;</text:span><text:span text:style-name="T25">'</text:span>;</text:p>
      <text:p text:style-name="P24">$output <text:span text:style-name="T21">.=</text:span> <text:span text:style-name="T25">'</text:span><text:span text:style-name="T26">&lt;form method="post"&gt;</text:span><text:span text:style-name="T25">'</text:span>;</text:p>
      <text:p text:style-name="P24"><text:span text:style-name="T21">if</text:span> (<text:span text:style-name="T23">get_option</text:span>(<text:span text:style-name="T25">'</text:span><text:span text:style-name="T26">hour_counter_start</text:span><text:span text:style-name="T25">'</text:span>)) {</text:p>
      <text:p text:style-name="P24">$output <text:span text:style-name="T21">.=</text:span> <text:span text:style-name="T25">'</text:span><text:span text:style-name="T26">&lt;input type="submit" name="stop" value="Stop"&gt;</text:span><text:span text:style-name="T25">'</text:span>;</text:p>
      <text:p text:style-name="P24">} <text:span text:style-name="T21">else</text:span> {</text:p>
      <text:p text:style-name="P24">$output <text:span text:style-name="T21">.=</text:span> <text:span text:style-name="T25">'</text:span><text:span text:style-name="T26">&lt;input type="submit" name="start" value="Start" onclick="setInterval(updateTime, 1000)"&gt;</text:span><text:span text:style-name="T25">'</text:span>;</text:p>
      <text:p text:style-name="P24">}</text:p>
      <text:p text:style-name="P24">$output <text:span text:style-name="T21">.=</text:span> <text:span text:style-name="T25">'</text:span><text:span text:style-name="T26">&lt;/form&gt;</text:span><text:span text:style-name="T25">'</text:span>;</text:p>
      <text:p text:style-name="P33"/>
      <text:p text:style-name="P24"><text:span text:style-name="T21">return</text:span> $output;</text:p>
      <text:p text:style-name="P24">}</text:p>
      <text:p text:style-name="P24"><text:span text:style-name="T23">add_shortcode</text:span>(<text:span text:style-name="T25">'</text:span><text:span text:style-name="T26">hour-counter</text:span><text:span text:style-name="T25">'</text:span>,<text:span text:style-name="T23"> </text:span><text:span text:style-name="T25">'</text:span><text:span text:style-name="T26">hour_counter_shortcode</text:span><text:span text:style-name="T25">'</text:span>);</text:p>
      <text:p text:style-name="P33"/>
      <text:p text:style-name="P28">// Create hours table on plugin activation</text:p>
      <text:p text:style-name="P24"><text:span text:style-name="T21">function</text:span> <text:span text:style-name="T23">hour_counter_activate</text:span>() {</text:p>
      <text:p text:style-name="P24"><text:span text:style-name="T21">global</text:span> $wpdb;</text:p>
      <text:p text:style-name="P24">$table_name <text:span text:style-name="T21">=</text:span> $wpdb<text:span text:style-name="T21">-&gt;</text:span>prefix <text:span text:style-name="T21">.</text:span> <text:span text:style-name="T25">'</text:span><text:span text:style-name="T26">hours</text:span><text:span text:style-name="T25">'</text:span>;</text:p>
      <text:p text:style-name="P24">$charset_collate <text:span text:style-name="T21">=</text:span> $wpdb<text:span text:style-name="T21">-&gt;</text:span><text:span text:style-name="T23">get_charset_collate</text:span>();</text:p>
      <text:p text:style-name="P24">$sql <text:span text:style-name="T21">=</text:span> <text:span text:style-name="T25">"</text:span><text:span text:style-name="T26">CREATE TABLE </text:span><text:span text:style-name="T21">if</text:span><text:span text:style-name="T26"> </text:span><text:span text:style-name="T24">not</text:span><text:span text:style-name="T26"> exists </text:span>$table_name<text:span text:style-name="T26"> (</text:span></text:p>
      <text:p text:style-name="P24"><text:span text:style-name="T26">id mediumint(</text:span><text:span text:style-name="T27">9</text:span><text:span text:style-name="T26">) </text:span><text:span text:style-name="T21">NOT NULL</text:span><text:span text:style-name="T26"> </text:span><text:span text:style-name="T21">AUTO_INCREMENT</text:span><text:span text:style-name="T26">,</text:span></text:p>
      <text:p text:style-name="P24"><text:soft-page-break/><text:span text:style-name="T26">total_hours </text:span><text:span text:style-name="T21">float</text:span><text:span text:style-name="T26">(</text:span><text:span text:style-name="T27">10</text:span><text:span text:style-name="T26">) </text:span><text:span text:style-name="T21">NOT NULL</text:span><text:span text:style-name="T26">,</text:span></text:p>
      <text:p text:style-name="P24"><text:span text:style-name="T21">PRIMARY KEY</text:span><text:span text:style-name="T26"> (id)</text:span></text:p>
      <text:p text:style-name="P24"><text:span text:style-name="T26">) </text:span>$charset_collate<text:span text:style-name="T26">;</text:span><text:span text:style-name="T25">"</text:span>;</text:p>
      <text:p text:style-name="P24"><text:span text:style-name="T21">require_once</text:span>(<text:span text:style-name="T27">ABSPATH</text:span> <text:span text:style-name="T21">.</text:span> <text:span text:style-name="T25">'</text:span><text:span text:style-name="T26">wp-admin/includes/upgrade.php</text:span><text:span text:style-name="T25">'</text:span>);</text:p>
      <text:p text:style-name="P24"><text:span text:style-name="T23">dbDelta</text:span>($sql);</text:p>
      <text:p text:style-name="P24">$wpdb<text:span text:style-name="T21">-&gt;</text:span><text:span text:style-name="T23">insert</text:span>($table_name, <text:span text:style-name="T24">array</text:span>(<text:span text:style-name="T25">'</text:span><text:span text:style-name="T26">total_hours</text:span><text:span text:style-name="T25">'</text:span> <text:span text:style-name="T21">=&gt;</text:span> <text:span text:style-name="T27">0</text:span>));</text:p>
      <text:p text:style-name="P24">}</text:p>
      <text:p text:style-name="P24"><text:span text:style-name="T23">register_activation_hook</text:span>(<text:span text:style-name="T27">__FILE__</text:span>,<text:span text:style-name="T23"> </text:span><text:span text:style-name="T25">'</text:span><text:span text:style-name="T26">hour_counter_activate</text:span><text:span text:style-name="T25">'</text:span>);</text:p>
      <text:p text:style-name="P33"/>
      <text:p text:style-name="P24"><text:span text:style-name="T21">?&gt;</text:span></text:p>
      <text:p text:style-name="P27"><text:span text:style-name="T10"/></text:p>
      <text:p text:style-name="P29"><text:span text:style-name="T8">counter-prova.php:</text:span></text:p>
      <text:p text:style-name="P25"><text:span text:style-name="T8">&lt;</text:span><text:span text:style-name="T22">script</text:span><text:span text:style-name="T8">&gt;</text:span></text:p>
      <text:p text:style-name="P24"><text:span text:style-name="T21">var</text:span> start_time <text:span text:style-name="T21">=</text:span> <text:span text:style-name="T27">0</text:span>;</text:p>
      <text:p text:style-name="P24"><text:span text:style-name="T21">function</text:span> <text:span text:style-name="T23">updateTime</text:span>() {</text:p>
      <text:p text:style-name="P24"><text:span text:style-name="T21">if</text:span> (start_time <text:span text:style-name="T21">==</text:span> <text:span text:style-name="T27">0</text:span>) {</text:p>
      <text:p text:style-name="P24">start_time <text:span text:style-name="T21">=</text:span> <text:span text:style-name="T25">'</text:span><text:span text:style-name="T26"> . time() . </text:span><text:span text:style-name="T25">'</text:span>;</text:p>
      <text:p text:style-name="P24">} <text:span text:style-name="T21">else</text:span> {</text:p>
      <text:p text:style-name="P24">start_time <text:span text:style-name="T21">=</text:span> start_time;</text:p>
      <text:p text:style-name="P24">}</text:p>
      <text:p text:style-name="P24"><text:span text:style-name="T21">var</text:span> end_time <text:span text:style-name="T21">=</text:span> <text:span text:style-name="T25">'</text:span><text:span text:style-name="T26"> . time() . </text:span><text:span text:style-name="T25">'</text:span>;</text:p>
      <text:p text:style-name="P24"><text:span text:style-name="T21">var</text:span> total_seconds <text:span text:style-name="T21">=</text:span> end_time <text:span text:style-name="T21">-</text:span> start_time;</text:p>
      <text:p text:style-name="P24"><text:span text:style-name="T21">var</text:span> hours <text:span text:style-name="T21">=</text:span> Math.<text:span text:style-name="T23">floor</text:span>(total_seconds <text:span text:style-name="T21">/</text:span> <text:span text:style-name="T27">3600</text:span>);</text:p>
      <text:p text:style-name="P24">total_seconds <text:span text:style-name="T21">%=</text:span> <text:span text:style-name="T27">3600</text:span>;</text:p>
      <text:p text:style-name="P24"><text:span text:style-name="T21">var</text:span> minutes <text:span text:style-name="T21">=</text:span> Math.<text:span text:style-name="T23">floor</text:span>(total_seconds <text:span text:style-name="T21">/</text:span> <text:span text:style-name="T27">60</text:span>);</text:p>
      <text:p text:style-name="P24"><text:span text:style-name="T21">var</text:span> seconds <text:span text:style-name="T21">=</text:span> total_seconds <text:span text:style-name="T21">%</text:span> <text:span text:style-name="T27">60</text:span>;</text:p>
      <text:p text:style-name="P24">document.<text:span text:style-name="T23">getElementById</text:span>(<text:span text:style-name="T25">"</text:span><text:span text:style-name="T26">elapsed-time</text:span><text:span text:style-name="T25">"</text:span>).innerHTML <text:span text:style-name="T21">=</text:span> hours <text:span text:style-name="T21">+</text:span> <text:span text:style-name="T25">"</text:span><text:span text:style-name="T26">h </text:span><text:span text:style-name="T25">"</text:span> <text:span text:style-name="T21">+</text:span> minutes <text:span text:style-name="T21">+</text:span> <text:span text:style-name="T25">"</text:span><text:span text:style-name="T26">m </text:span><text:span text:style-name="T25">"</text:span> <text:span text:style-name="T21">+</text:span> seconds <text:span text:style-name="T21">+</text:span> <text:span text:style-name="T25">"</text:span><text:span text:style-name="T26">s</text:span><text:span text:style-name="T25">"</text:span>;</text:p>
      <text:p text:style-name="P24">}</text:p>
      <text:p text:style-name="P24">&lt;/<text:span text:style-name="T21">script</text:span>&gt;</text:p>
      <text:p text:style-name="P30">&lt;?php</text:p>
      <text:p text:style-name="P28">/*</text:p>
      <text:p text:style-name="P28">Plugin Name: Hour Counter</text:p>
      <text:p text:style-name="P28">Description: A plugin to count hours worked</text:p>
      <text:p text:style-name="P28">Version: 1.0</text:p>
      <text:p text:style-name="P28">Author: Nil Massó</text:p>
      <text:p text:style-name="P28">*/</text:p>
      <text:p text:style-name="P33"/>
      <text:p text:style-name="P24"><text:span text:style-name="T21">function</text:span> <text:span text:style-name="T23">hour_counter_shortcode</text:span>() {</text:p>
      <text:p text:style-name="P24"><text:soft-page-break/><text:span text:style-name="T21">global</text:span> $wpdb;</text:p>
      <text:p text:style-name="P28">// Get total hours from database</text:p>
      <text:p text:style-name="P24">$total_hours <text:span text:style-name="T21">=</text:span> $wpdb<text:span text:style-name="T21">-&gt;</text:span><text:span text:style-name="T23">get_var</text:span>(<text:span text:style-name="T25">"</text:span><text:span text:style-name="T21">SELECT</text:span><text:span text:style-name="T26"> total_hours </text:span><text:span text:style-name="T21">FROM</text:span><text:span text:style-name="T26"> </text:span><text:span text:style-name="T25">"</text:span> <text:span text:style-name="T21">.</text:span> $wpdb<text:span text:style-name="T21">-&gt;</text:span>prefix <text:span text:style-name="T21">.</text:span> <text:span text:style-name="T25">"</text:span><text:span text:style-name="T26">hours</text:span><text:span text:style-name="T25">"</text:span> <text:span text:style-name="T21">.</text:span> <text:span text:style-name="T25">"</text:span><text:span text:style-name="T26"> WHERE id = 1</text:span><text:span text:style-name="T25">"</text:span>);</text:p>
      <text:p text:style-name="P28">// Check for timer start and stop</text:p>
      <text:p text:style-name="P24"><text:span text:style-name="T21">if</text:span> (<text:span text:style-name="T24">isset</text:span>($_POST[<text:span text:style-name="T25">'</text:span><text:span text:style-name="T26">start</text:span><text:span text:style-name="T25">'</text:span>])) {</text:p>
      <text:p text:style-name="P24"><text:span text:style-name="T23">update_option</text:span>(<text:span text:style-name="T25">'</text:span><text:span text:style-name="T26">hour_counter_start</text:span><text:span text:style-name="T25">'</text:span>,<text:span text:style-name="T23"> </text:span><text:span text:style-name="T24">time</text:span>());</text:p>
      <text:p text:style-name="P24">} <text:span text:style-name="T21">elseif</text:span> (<text:span text:style-name="T24">isset</text:span>($_POST[<text:span text:style-name="T25">'</text:span><text:span text:style-name="T26">stop</text:span><text:span text:style-name="T25">'</text:span>])) {</text:p>
      <text:p text:style-name="P24">$start_time <text:span text:style-name="T21">=</text:span> <text:span text:style-name="T23">get_option</text:span>(<text:span text:style-name="T25">'</text:span><text:span text:style-name="T26">hour_counter_start</text:span><text:span text:style-name="T25">'</text:span>);</text:p>
      <text:p text:style-name="P24"><text:span text:style-name="T21">if</text:span> ($start_time) {</text:p>
      <text:p text:style-name="P24">$end_time <text:span text:style-name="T21">=</text:span> <text:span text:style-name="T24">time</text:span>();</text:p>
      <text:p text:style-name="P24">$hours <text:span text:style-name="T21">=</text:span> ($end_time <text:span text:style-name="T21">-</text:span> $start_time) <text:span text:style-name="T21">/</text:span> <text:span text:style-name="T27">3600</text:span>;</text:p>
      <text:p text:style-name="P24">$total_hours <text:span text:style-name="T21">+=</text:span> $hours;</text:p>
      <text:p text:style-name="P24">$wpdb<text:span text:style-name="T21">-&gt;</text:span><text:span text:style-name="T23">replace</text:span>($wpdb<text:span text:style-name="T21">-&gt;</text:span>prefix <text:span text:style-name="T21">.</text:span> <text:span text:style-name="T25">'</text:span><text:span text:style-name="T26">hours</text:span><text:span text:style-name="T25">'</text:span>, <text:span text:style-name="T24">array</text:span>(<text:span text:style-name="T25">'</text:span><text:span text:style-name="T26">total_hours</text:span><text:span text:style-name="T25">'</text:span> <text:span text:style-name="T21">=&gt;</text:span> $total_hours) <text:span text:style-name="T21">+</text:span> <text:span text:style-name="T24">array</text:span>(<text:span text:style-name="T25">'</text:span><text:span text:style-name="T26">id</text:span><text:span text:style-name="T25">'</text:span> <text:span text:style-name="T21">=&gt;</text:span> <text:span text:style-name="T27">1</text:span>));</text:p>
      <text:p text:style-name="P24"><text:span text:style-name="T23">delete_option</text:span>(<text:span text:style-name="T25">'</text:span><text:span text:style-name="T26">hour_counter_start</text:span><text:span text:style-name="T25">'</text:span>);</text:p>
      <text:p text:style-name="P24">}</text:p>
      <text:p text:style-name="P24">} </text:p>
      <text:p text:style-name="P28">// Display hour counter</text:p>
      <text:p text:style-name="P24">$output <text:span text:style-name="T21">=</text:span> <text:span text:style-name="T25">'</text:span><text:span text:style-name="T26">&lt;h2&gt;Hour Counter&lt;/h2&gt;</text:span><text:span text:style-name="T25">'</text:span>;</text:p>
      <text:p text:style-name="P24">$output <text:span text:style-name="T21">.=</text:span> <text:span text:style-name="T25">'</text:span><text:span text:style-name="T26">&lt;p&gt;Total hours: </text:span><text:span text:style-name="T25">'</text:span> <text:span text:style-name="T21">.</text:span> <text:span text:style-name="T24">number_format</text:span>($total_hours,<text:span text:style-name="T23"> </text:span><text:span text:style-name="T27">2</text:span>) <text:span text:style-name="T21">.</text:span> <text:span text:style-name="T25">'</text:span><text:span text:style-name="T26">&lt;/p&gt;</text:span><text:span text:style-name="T25">'</text:span>;</text:p>
      <text:p text:style-name="P28">//Elapsed time in real time using JavaScript</text:p>
      <text:p text:style-name="P24">$output <text:span text:style-name="T21">.=</text:span> <text:span text:style-name="T25">'</text:span><text:span text:style-name="T26">&lt;p&gt;Elapsed time: &lt;span id="elapsed-time"&gt;0&lt;/span&gt; seconds&lt;/p&gt;</text:span><text:span text:style-name="T25">'</text:span>;</text:p>
      <text:p text:style-name="P24">$output <text:span text:style-name="T21">.=</text:span> <text:span text:style-name="T25">'</text:span><text:span text:style-name="T26">&lt;form method="post"&gt;</text:span><text:span text:style-name="T25">'</text:span>;</text:p>
      <text:p text:style-name="P24"><text:span text:style-name="T21">if</text:span> (<text:span text:style-name="T23">get_option</text:span>(<text:span text:style-name="T25">'</text:span><text:span text:style-name="T26">hour_counter_start</text:span><text:span text:style-name="T25">'</text:span>)) {</text:p>
      <text:p text:style-name="P24">$output <text:span text:style-name="T21">.=</text:span> <text:span text:style-name="T25">'</text:span><text:span text:style-name="T26">&lt;input type="submit" name="stop" value="Stop"&gt;</text:span><text:span text:style-name="T25">'</text:span>;</text:p>
      <text:p text:style-name="P24">} <text:span text:style-name="T21">else</text:span> {</text:p>
      <text:p text:style-name="P24">$output <text:span text:style-name="T21">.=</text:span> <text:span text:style-name="T25">'</text:span><text:span text:style-name="T26">&lt;input type="submit" name="start" value="Start" onclick="setInterval(updateTime, 1000)"&gt;</text:span><text:span text:style-name="T25">'</text:span>;</text:p>
      <text:p text:style-name="P24">}</text:p>
      <text:p text:style-name="P24">$output <text:span text:style-name="T21">.=</text:span> <text:span text:style-name="T25">'</text:span><text:span text:style-name="T26">&lt;/form&gt;</text:span><text:span text:style-name="T25">'</text:span>;</text:p>
      <text:p text:style-name="P33"/>
      <text:p text:style-name="P24"><text:span text:style-name="T21">return</text:span> $output;</text:p>
      <text:p text:style-name="P24">}</text:p>
      <text:p text:style-name="P24"><text:span text:style-name="T23">add_shortcode</text:span>(<text:span text:style-name="T25">'</text:span><text:span text:style-name="T26">hour-counter</text:span><text:span text:style-name="T25">'</text:span>,<text:span text:style-name="T23"> </text:span><text:span text:style-name="T25">'</text:span><text:span text:style-name="T26">hour_counter_shortcode</text:span><text:span text:style-name="T25">'</text:span>);</text:p>
      <text:p text:style-name="P33"/>
      <text:p text:style-name="P28">// Create hours table on plugin activation</text:p>
      <text:p text:style-name="P24"><text:span text:style-name="T21">function</text:span> <text:span text:style-name="T23">hour_counter_activate</text:span>() {</text:p>
      <text:p text:style-name="P24"><text:span text:style-name="T21">global</text:span> $wpdb;</text:p>
      <text:p text:style-name="P24">$table_name <text:span text:style-name="T21">=</text:span> $wpdb<text:span text:style-name="T21">-&gt;</text:span>prefix <text:span text:style-name="T21">.</text:span> <text:span text:style-name="T25">'</text:span><text:span text:style-name="T26">hours</text:span><text:span text:style-name="T25">'</text:span>;</text:p>
      <text:p text:style-name="P24">$charset_collate <text:span text:style-name="T21">=</text:span> $wpdb<text:span text:style-name="T21">-&gt;</text:span><text:span text:style-name="T23">get_charset_collate</text:span>();</text:p>
      <text:p text:style-name="P24">$sql <text:span text:style-name="T21">=</text:span> <text:span text:style-name="T25">"</text:span><text:span text:style-name="T26">CREATE TABLE </text:span><text:span text:style-name="T21">if</text:span><text:span text:style-name="T26"> </text:span><text:span text:style-name="T24">not</text:span><text:span text:style-name="T26"> exists </text:span>$table_name<text:span text:style-name="T26"> (</text:span></text:p>
      <text:p text:style-name="P24"><text:soft-page-break/><text:span text:style-name="T26">id mediumint(</text:span><text:span text:style-name="T27">9</text:span><text:span text:style-name="T26">) </text:span><text:span text:style-name="T21">NOT NULL</text:span><text:span text:style-name="T26"> </text:span><text:span text:style-name="T21">AUTO_INCREMENT</text:span><text:span text:style-name="T26">,</text:span></text:p>
      <text:p text:style-name="P24"><text:span text:style-name="T26">total_hours </text:span><text:span text:style-name="T21">float</text:span><text:span text:style-name="T26">(</text:span><text:span text:style-name="T27">10</text:span><text:span text:style-name="T26">) </text:span><text:span text:style-name="T21">NOT NULL</text:span><text:span text:style-name="T26">,</text:span></text:p>
      <text:p text:style-name="P24"><text:span text:style-name="T21">PRIMARY KEY</text:span><text:span text:style-name="T26"> (id)</text:span></text:p>
      <text:p text:style-name="P24"><text:span text:style-name="T26">) </text:span>$charset_collate<text:span text:style-name="T26">;</text:span><text:span text:style-name="T25">"</text:span>;</text:p>
      <text:p text:style-name="P24"><text:span text:style-name="T21">require_once</text:span>(<text:span text:style-name="T27">ABSPATH</text:span> <text:span text:style-name="T21">.</text:span> <text:span text:style-name="T25">'</text:span><text:span text:style-name="T26">wp-admin/includes/upgrade.php</text:span><text:span text:style-name="T25">'</text:span>);</text:p>
      <text:p text:style-name="P24"><text:span text:style-name="T23">dbDelta</text:span>($sql);</text:p>
      <text:p text:style-name="P24">$wpdb<text:span text:style-name="T21">-&gt;</text:span><text:span text:style-name="T23">insert</text:span>($table_name, <text:span text:style-name="T24">array</text:span>(<text:span text:style-name="T25">'</text:span><text:span text:style-name="T26">total_hours</text:span><text:span text:style-name="T25">'</text:span> <text:span text:style-name="T21">=&gt;</text:span> <text:span text:style-name="T27">0</text:span>));</text:p>
      <text:p text:style-name="P24">}</text:p>
      <text:p text:style-name="P24"><text:span text:style-name="T23">register_activation_hook</text:span>(<text:span text:style-name="T27">__FILE__</text:span>,<text:span text:style-name="T23"> </text:span><text:span text:style-name="T25">'</text:span><text:span text:style-name="T26">hour_counter_activate</text:span><text:span text:style-name="T25">'</text:span>);</text:p>
      <text:p text:style-name="P33"/>
      <text:p text:style-name="P24"><text:span text:style-name="T21">?&gt;</text:span></text:p>
      <text:p text:style-name="P22"><text:span text:style-name="T28"/></text:p>
      <text:p text:style-name="P22"><text:span text:style-name="T8">Per obtenir la màxima valoració aquests </text:span><text:span text:style-name="T6">addon</text:span><text:span text:style-name="T8"> s’han de realitzar primer a la màquina on tinguem el Wordpress en local (i posteriorment provar-los en el hosting. Pensa que en aquest cas la base de dades pot no ser la mateixa que tens en local).</text:span><text:span text:style-name="T8"/></text:p>
      <text:p text:style-name="P5"/>
      <text:p text:style-name="P22"><text:span text:style-name="T6">Entrega:</text:span><text:span text:style-name="T6"/></text:p>
      <text:p text:style-name="P22"><text:span text:style-name="T8">S’ha de posar </text:span><text:span text:style-name="T6">dins aquest document els codis php i scrips de BDD que hagis realitzat per tal de donar resposta a la proposta de l’activitat</text:span><text:span text:style-name="T8">. I entregar-lo en el temps i forma habituals.</text:span><text:span text:style-name="T8"/></text:p>
      <text:p text:style-name="P22"><text:span text:style-name="T8">Així mateix, i per tal de simplificar la correcció es farà </text:span><text:span text:style-name="T6">una demostració en viu</text:span><text:span text:style-name="T8"> a classe.</text:span><text:span text:style-name="T8"/></text:p>
      <text:p text:style-name="P23"><text:span text:style-name="T14"/></text:p>
      <text:p text:style-name="P23"><text:span text:style-name="T14">AVALUACIÓ</text:span><text:span text:style-name="T14"/></text:p>
      <text:p text:style-name="P22"><text:span text:style-name="T8">Que es valorarà en cadascun dels plugin:</text:span><text:span text:style-name="T8"/></text:p>
      <text:list text:style-name="WWNum12">
        <text:list-item>
          <text:p text:style-name="P11"><text:span text:style-name="T8">Si compleix el què és demana (també al hosting)</text:span><text:span text:style-name="T20">(3.0p)</text:span><text:span text:style-name="T20"/></text:p>
        </text:list-item>
        <text:list-item>
          <text:p text:style-name="P11"><text:span text:style-name="T8">Utilització de funcions, estructures i altres items de “bon” usuari del PHP </text:span><text:span text:style-name="T20">(1.0p)</text:span><text:span text:style-name="T20"/></text:p>
        </text:list-item>
        <text:list-item>
          <text:p text:style-name="P11"><text:span text:style-name="T8">L’usabilitat, disseny i presencia del pluggin creat. </text:span><text:span text:style-name="T20">(1.0p)</text:span><text:span text:style-name="T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style:font-name-complex="Symbol2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use-window-font-color="true" loext:opacity="0%" style:font-name-complex="Symbol2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58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59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60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61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2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63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64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65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page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</style:style>
    <style:style style:name="MP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10pt" style:font-size-asian="10pt" style:font-name-complex="Arial1" style:font-size-complex="10pt"/>
    </style:style>
    <style:style style:name="MT4" style:family="text">
      <style:text-properties fo:color="#000000" loext:opacity="100%"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3" text:anchor-type="char" svg:x="10.398cm" svg:y="-0.046cm" svg:width="4.974cm" svg:height="2.487cm" draw:z-index="23"><draw:image xlink:href="Pictures/10000001000004B00000025856717B33A4D1122D.png" xlink:type="simple" xlink:show="embed" xlink:actuate="onLoad" draw:mime-type="image/png"/><svg:desc>logo-cicles</svg:desc></draw:frame><draw:custom-shape text:anchor-type="char" draw:z-index="7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as-char" svg:width="7.832cm" svg:height="1.058cm" draw:z-index="39"><draw:image xlink:href="Pictures/1003FAEC00001E940000041BD4847ECE90F22CBA.emf" xlink:type="simple" xlink:show="embed" xlink:actuate="onLoad" draw:mime-type="image/x-emf"/><draw:image xlink:href="Pictures/10000001000001280000002828D90B5533202815.png" xlink:type="simple" xlink:show="embed" xlink:actuate="onLoad" draw:mime-type="image/png"/></draw:frame><text:span text:style-name="MT1"><text:tab/></text:span><text:span text:style-name="MT1"/></text:p>
        <text:p text:style-name="MP3"><text:span text:style-name="MT1">INSTITUT SA PALOMERA </text:span><text:span text:style-name="MT2"/></text:p>
        <text:p text:style-name="MP4">C/Vilar Petit 24 Blanes-Girona Tel 972350909 Fax 972352440 </text:p>
        <text:p text:style-name="MP5"><draw:line text:anchor-type="char" draw:z-index="31" draw:name="Conector recto 4" draw:style-name="Mgr2" draw:text-style-name="MP2" svg:x1="8.197cm" svg:y1="0.194cm" svg:x2="8.198cm" svg:y2="1.248cm"><text:p/></draw:line><draw:custom-shape text:anchor-type="char" draw:z-index="15" draw:name="AutoShape 2" draw:style-name="Mgr3" draw:text-style-name="MP2" svg:width="16.169cm" svg:height="0.004cm" svg:x="-0.222cm" svg:y="0.1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text:span text:style-name="MT3">M09.Implantació d’Aplicacions Web</text:span><text:span text:style-name="MT3"/></text:p>
            </table:table-cell>
            <table:table-cell table:style-name="Table1.A1" office:value-type="string">
              <text:p text:style-name="MP7">NF2.Implantar Gestors de Continguts</text:p>
            </table:table-cell>
          </table:table-row>
          <table:table-row table:style-name="Table1.2">
            <table:table-cell table:style-name="Table1.A1" office:value-type="string">
              <text:p text:style-name="MP8"><text:span text:style-name="MT4">UF2. Implantació de Gestors de Continguts</text:span><text:span text:style-name="MT3"/></text:p>
            </table:table-cell>
            <table:table-cell table:style-name="Table1.A1" office:value-type="string">
              <text:p text:style-name="MP9">A6.Pp2.2.Adaptar un CMS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24</meta:editing-cycles>
    <meta:creation-date>2020-06-02T19:50:00</meta:creation-date>
    <dc:date>2023-03-12T14:53:41.325778403</dc:date>
    <meta:editing-duration>PT7H15M15S</meta:editing-duration>
    <meta:generator>LibreOffice/7.5.0.3$Linux_X86_64 LibreOffice_project/c21113d003cd3efa8c53188764377a8272d9d6de</meta:generator>
    <meta:document-statistic meta:table-count="1" meta:image-count="2" meta:object-count="0" meta:page-count="8" meta:paragraph-count="226" meta:word-count="1355" meta:character-count="9596" meta:non-whitespace-character-count="8471"/>
    <meta:user-defined meta:name="AppVersion">16.0000</meta:user-defined>
    <meta:user-defined meta:name="ContentTypeId">0x010100EBD61A8802FB1B4D808A502B006D8997</meta:user-defined>
    <meta:template xlink:type="simple" xlink:actuate="onRequest" xlink:title="Normal.dotm" xlink:href=""/>
  </office:meta>
</office:document-meta>
</file>